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5B0000015BDCE9D691631127AC.png" manifest:media-type="image/png"/>
  <manifest:file-entry manifest:full-path="Pictures/10000001000004A0000002016E75FB8D87BDFD53.png" manifest:media-type="image/png"/>
  <manifest:file-entry manifest:full-path="Pictures/10000001000001C300000201010EA8F1B009B48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akra Petch" svg:font-family="'Chakra Petch'" style:font-pitch="variable"/>
    <style:font-face style:name="Chakra Petch Medium" svg:font-family="'Chakra Petch Mediu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Mitr" svg:font-family="Mit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Thai UI" svg:font-family="'Noto Sans Thai UI'" style:font-family-generic="swiss" style:font-pitch="variable"/>
    <style:font-face style:name="TH Sarabun New" svg:font-family="'TH Sarabun New'" style:font-pitch="variable"/>
    <style:font-face style:name="TH Sarabun New1" svg:font-family="'TH Sarabun New'" style:font-adornments="Regular" style:font-pitch="variable"/>
    <style:font-face style:name="TH Sarabun New2" svg:font-family="'TH Sarabun New'" style:font-family-generic="system" style:font-pitch="variable"/>
    <style:font-face style:name="TH Sarabun New:frac&amp;liga&amp;kern" svg:font-family="'TH Sarabun New:frac&amp;liga&amp;kern'" style:font-adornments="Regular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"/>
    </style:style>
    <style:style style:name="dp2" style:family="drawing-page">
      <style:drawing-page-properties draw:fill="hatch" draw:fill-hatch-name="Black_20_0_20_Degrees"/>
    </style:style>
    <style:style style:name="gr1" style:family="graphic" style:parent-style-name="standard">
      <style:graphic-properties draw:stroke="none" draw:stroke-linejoin="none" svg:stroke-linecap="round" draw:fill="solid" draw:fill-color="#000000" draw:opacity="100%" draw:opacity-name="Transparency_20_20" draw:textarea-horizontal-align="justify" draw:textarea-vertical-align="middle" draw:auto-grow-height="false" fo:min-height="0.425cm" fo:min-width="2.734cm" loext:decorative="false"/>
    </style:style>
    <style:style style:name="gr2" style:family="graphic" style:parent-style-name="standard">
      <style:graphic-properties draw:stroke="none" draw:stroke-linejoin="none" svg:stroke-linecap="round" draw:fill="solid" draw:fill-color="#000000" draw:opacity="100%" draw:opacity-name="Transparency_20_16" draw:textarea-horizontal-align="justify" draw:textarea-vertical-align="middle" draw:auto-grow-height="false" fo:min-height="0.425cm" fo:min-width="2.734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37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00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653cm" loext:decorative="false"/>
      <style:paragraph-properties style:writing-mode="lr-tb"/>
    </style:style>
    <style:style style:name="gr9" style:family="graphic">
      <style:graphic-properties loext:decorative="false"/>
    </style:style>
    <style:style style:name="gr10" style:family="graphic" style:parent-style-name="standard">
      <style:graphic-properties draw:stroke="none" svg:stroke-color="#000000" draw:fill="none" draw:fill-color="#673ab7" loext:fill-use-slide-background="false" draw:opacity="100%" draw:textarea-vertical-align="middle" draw:auto-grow-height="true" draw:auto-grow-width="false" fo:min-height="1.06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draw:fill="solid" draw:fill-color="#000000" draw:opacity="100%" draw:opacity-name="Transparency_20_27" draw:textarea-horizontal-align="justify" draw:textarea-vertical-align="middle" draw:auto-grow-height="false" fo:min-height="0.385cm" fo:min-width="15.057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607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786cm" fo:min-width="0cm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000000" draw:opacity="100%" draw:opacity-name="Transparency_20_29" draw:textarea-horizontal-align="justify" draw:textarea-vertical-align="middle" draw:auto-grow-height="false" fo:min-height="4.83cm" fo:min-width="20.455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439cm" fo:min-width="0cm" loext:decorative="false"/>
      <style:paragraph-properties style:writing-mode="lr-tb"/>
    </style:style>
    <style:style style:name="P1" style:family="paragraph">
      <loext:graphic-properties draw:fill="solid" draw:fill-color="#000000" draw:opacity="100%" draw:opacity-name="Transparency_20_20"/>
      <style:paragraph-properties fo:text-align="center"/>
      <style:text-properties style:language-complex="th" style:country-complex="TH"/>
    </style:style>
    <style:style style:name="P2" style:family="paragraph">
      <loext:graphic-properties draw:fill="solid" draw:fill-color="#000000" draw:opacity="100%" draw:opacity-name="Transparency_20_16"/>
      <style:paragraph-properties fo:text-align="center"/>
      <style:text-properties style:language-complex="th" style:country-complex="TH"/>
    </style:style>
    <style:style style:name="P3" style:family="paragraph">
      <loext:graphic-properties draw:fill="none"/>
      <style:paragraph-properties fo:text-align="center"/>
      <style:text-properties style:language-complex="th" style:country-complex="TH"/>
    </style:style>
    <style:style style:name="P4" style:family="paragraph">
      <style:paragraph-properties fo:text-align="center"/>
      <style:text-properties style:language-complex="th" style:country-complex="TH"/>
    </style:style>
    <style:style style:name="P5" style:family="paragraph">
      <loext:graphic-properties draw:fill="none" draw:fill-color="#ffffff"/>
      <style:paragraph-properties fo:text-align="center"/>
      <style:text-properties style:font-name="Chakra Petch" fo:font-size="30pt" style:font-size-asian="30pt" style:font-name-complex="Chakra Petch" style:font-size-complex="30pt" style:language-complex="th" style:country-complex="TH"/>
    </style:style>
    <style:style style:name="P6" style:family="paragraph">
      <loext:graphic-properties draw:fill="none" draw:fill-color="#ffffff"/>
      <style:paragraph-properties fo:text-align="center"/>
      <style:text-properties style:font-name="Chakra Petch" fo:font-size="22pt" style:font-size-asian="22pt" style:font-name-complex="Chakra Petch" style:font-size-complex="22pt" style:language-complex="th" style:country-complex="TH"/>
    </style:style>
    <style:style style:name="P7" style:family="paragraph">
      <style:paragraph-properties fo:text-align="end"/>
      <style:text-properties style:language-complex="th" style:country-complex="TH"/>
    </style:style>
    <style:style style:name="P8" style:family="paragraph">
      <loext:graphic-properties draw:fill="none" draw:fill-color="#ffffff"/>
      <style:paragraph-properties fo:text-align="end"/>
      <style:text-properties style:use-window-font-color="true" loext:opacity="0%" style:font-name="Chakra Petch Medium" fo:text-shadow="1pt 1pt" fo:font-weight="normal" style:font-weight-asian="normal" style:font-name-complex="Chakra Petch Medium" style:language-complex="th" style:country-complex="TH" style:font-weight-complex="normal"/>
    </style:style>
    <style:style style:name="P9" style:family="paragraph">
      <loext:graphic-properties draw:fill="none" draw:fill-color="#673ab7" draw:opacity="100%"/>
      <style:paragraph-properties fo:text-align="center"/>
      <style:text-properties fo:color="#fafafa" loext:opacity="100%" style:font-name="Noto Sans Thai UI" fo:font-size="22pt" fo:font-weight="bold" style:font-size-asian="22pt" style:font-weight-asian="bold" style:font-name-complex="Noto Sans Thai UI" style:font-size-complex="22pt" style:language-complex="th" style:country-complex="TH" style:font-weight-complex="bold"/>
    </style:style>
    <style:style style:name="P10" style:family="paragraph">
      <loext:graphic-properties draw:fill="solid" draw:fill-color="#000000" draw:opacity="100%" draw:opacity-name="Transparency_20_27"/>
      <style:paragraph-properties fo:text-align="center"/>
      <style:text-properties style:language-complex="th" style:country-complex="TH"/>
    </style:style>
    <style:style style:name="P11" style:family="paragraph">
      <style:paragraph-properties fo:text-align="justify" style:writing-mode="lr-tb"/>
      <style:text-properties style:font-name="Mitr" fo:font-size="44pt" style:font-size-asian="44pt" style:font-name-complex="Mitr" style:font-size-complex="44pt" style:language-complex="th" style:country-complex="TH"/>
    </style:style>
    <style:style style:name="P12" style:family="paragraph">
      <loext:graphic-properties draw:fill="none" draw:fill-color="#ffffff"/>
      <style:paragraph-properties fo:text-align="justify"/>
      <style:text-properties fo:color="#ffffff" loext:opacity="100%" style:font-name="Mitr" fo:font-size="44pt" fo:background-color="#ffffff" style:font-size-asian="44pt" style:font-name-complex="Mitr" style:font-size-complex="44pt" style:language-complex="th" style:country-complex="TH"/>
    </style:style>
    <style:style style:name="P13" style:family="paragraph">
      <loext:graphic-properties draw:fill="solid" draw:fill-color="#000000" draw:opacity="100%" draw:opacity-name="Transparency_20_29"/>
      <style:paragraph-properties fo:text-align="center"/>
      <style:text-properties style:language-complex="th" style:country-complex="TH"/>
    </style:style>
    <style:style style:name="P14" style:family="paragraph">
      <style:paragraph-properties fo:text-align="center" style:writing-mode="lr-tb"/>
      <style:text-properties style:font-name="Mitr" fo:font-size="44pt" style:font-size-asian="44pt" style:font-name-complex="Mitr" style:font-size-complex="44pt" style:language-complex="th" style:country-complex="TH"/>
    </style:style>
    <style:style style:name="T1" style:family="text">
      <style:text-properties style:font-name="Chakra Petch" fo:font-size="30pt" style:font-size-asian="30pt" style:font-name-complex="Chakra Petch" style:font-size-complex="30pt"/>
    </style:style>
    <style:style style:name="T2" style:family="text">
      <style:text-properties style:font-name="Chakra Petch" fo:font-size="22pt" style:font-size-asian="22pt" style:font-name-complex="Chakra Petch" style:font-size-complex="22pt"/>
    </style:style>
    <style:style style:name="T3" style:family="text">
      <style:text-properties style:use-window-font-color="true" loext:opacity="0%" style:font-name="Chakra Petch Medium" fo:text-shadow="1pt 1pt" fo:font-weight="normal" style:font-weight-asian="normal" style:font-name-complex="Chakra Petch Medium" style:font-weight-complex="normal"/>
    </style:style>
    <style:style style:name="T4" style:family="text">
      <style:text-properties fo:color="#fafafa" loext:opacity="100%" style:font-name="Noto Sans Thai UI" fo:font-size="22pt" fo:font-weight="bold" style:font-size-asian="22pt" style:font-weight-asian="bold" style:font-name-complex="Noto Sans Thai UI" style:font-size-complex="22pt" style:font-weight-complex="bold"/>
    </style:style>
    <style:style style:name="T5" style:family="text">
      <style:text-properties fo:color="#ffffff" loext:opacity="100%" style:font-name="Mitr" fo:font-size="44pt" style:font-size-asian="44pt" style:font-name-complex="Mitr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34cm" svg:height="0.675cm" svg:x="10.481cm" svg:y="1.421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2" draw:layer="layout" svg:width="3.234cm" svg:height="0.675cm" svg:x="10.481cm" svg:y="2.09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21cm" svg:height="10.478cm" svg:x="-1.905cm" svg:y="13.017cm">
          <draw:image xlink:href="Pictures/10000001000001C300000201010EA8F1B009B48D.png" xlink:type="simple" xlink:show="embed" xlink:actuate="onLoad" draw:mime-type="image/png">
            <text:p/>
          </draw:image>
        </draw:frame>
        <draw:frame draw:style-name="gr4" draw:text-style-name="P3" draw:layer="layout" svg:width="6.161cm" svg:height="2.669cm" svg:x="1.086cm" svg:y="1.189cm">
          <draw:image xlink:href="Pictures/10000001000004A0000002016E75FB8D87BDFD53.png" xlink:type="simple" xlink:show="embed" xlink:actuate="onLoad" draw:mime-type="image/png">
            <text:p/>
          </draw:image>
        </draw:frame>
        <draw:line draw:style-name="gr5" draw:text-style-name="P3" draw:layer="layout" svg:x1="7.937cm" svg:y1="1.587cm" svg:x2="7.937cm" svg:y2="3.809cm">
          <text:p/>
        </draw:line>
        <draw:frame draw:style-name="gr6" draw:text-style-name="P5" draw:layer="layout" svg:width="5.715cm" svg:height="1.627cm" svg:x="8.255cm" svg:y="1.31cm">
          <draw:text-box>
            <text:p text:style-name="P4"><text:span text:style-name="T1">เพื่อ มือใหม่</text:span></text:p>
          </draw:text-box>
          <draw:glue-point draw:id="4" svg:x="1.667cm" svg:y="5.003cm"/>
        </draw:frame>
        <draw:frame draw:style-name="gr7" draw:text-style-name="P6" draw:layer="layout" svg:width="5.715cm" svg:height="1.259cm" svg:x="8.1cm" svg:y="2.739cm">
          <draw:text-box>
            <text:p text:style-name="P4"><text:span text:style-name="T2">หัดใช้ </text:span><text:span text:style-name="T2">LINUX</text:span></text:p>
          </draw:text-box>
          <draw:glue-point draw:id="4" svg:x="1.938cm" svg:y="-4.996cm"/>
          <draw:glue-point draw:id="5" svg:x="1.938cm" svg:y="-4.058cm"/>
          <draw:glue-point draw:id="6" svg:x="1.938cm" svg:y="-4.058cm"/>
        </draw:frame>
        <draw:frame draw:style-name="gr8" draw:text-style-name="P8" draw:layer="layout" svg:width="3.932cm" svg:height="1.903cm" svg:x="8.133cm" svg:y="18.734cm">
          <draw:text-box>
            <text:p text:style-name="P7"><text:span text:style-name="T3">เขียนโดย</text:span></text:p>
            <text:p text:style-name="P7"><text:span text:style-name="T3">RouEmpire</text:span></text:p>
          </draw:text-box>
        </draw:frame>
        <draw:g draw:style-name="gr9">
          <draw:frame draw:style-name="gr10" draw:text-style-name="P9" draw:layer="layout" svg:width="7.62cm" svg:height="1.31cm" svg:x="3.81cm" svg:y="7.302cm">
            <draw:text-box>
              <text:p text:style-name="P4"><text:span text:style-name="T4">เข้าใจง่าย รวดเร็ว</text:span></text:p>
            </draw:text-box>
          </draw:frame>
          <draw:frame draw:style-name="gr10" draw:text-style-name="P9" draw:layer="layout" svg:width="7.62cm" svg:height="1.31cm" svg:x="3.81cm" svg:y="8.85cm">
            <draw:text-box>
              <text:p text:style-name="P4"><text:span text:style-name="T4">ใช้ในชีวิตประจำวัน</text:span></text:p>
            </draw:text-box>
          </draw:frame>
        </draw:g>
        <draw:frame draw:style-name="gr11" draw:text-style-name="P4" draw:layer="layout" svg:width="2.1cm" svg:height="2.1cm" svg:x="12.187cm" svg:y="18.415cm">
          <draw:image xlink:href="Pictures/100000010000015B0000015BDCE9D691631127AC.png" xlink:type="simple" xlink:show="embed" xlink:actuate="onLoad" draw:mime-type="image/png">
            <text:p/>
          </draw:image>
        </draw:frame>
      </draw:page>
      <draw:page draw:name="page2" draw:style-name="dp2" draw:master-page-name="Default">
        <draw:custom-shape draw:style-name="gr12" draw:text-style-name="P10" draw:layer="layout" svg:width="15.557cm" svg:height="0.635cm" svg:x="0cm" svg:y="4.445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3.81cm" svg:height="2.857cm" svg:x="1.27cm" svg:y="2.54cm">
          <draw:text-box>
            <text:p text:style-name="P11"><text:span text:style-name="T5">คำนำ</text:span></text:p>
          </draw:text-box>
        </draw:frame>
      </draw:page>
      <draw:page draw:name="page3" draw:style-name="dp2" draw:master-page-name="Default">
        <draw:custom-shape draw:style-name="gr12" draw:text-style-name="P10" draw:layer="layout" svg:width="15.557cm" svg:height="0.635cm" svg:x="0cm" svg:y="4.445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8.572cm" svg:height="2.689cm" svg:x="1.27cm" svg:y="2.592cm">
          <draw:text-box>
            <text:p text:style-name="P11"><text:span text:style-name="T5">บริจาคให้เรา</text:span></text:p>
          </draw:text-box>
        </draw:frame>
      </draw:page>
      <draw:page draw:name="page4" draw:style-name="dp2" draw:master-page-name="Default">
        <draw:custom-shape draw:style-name="gr12" draw:text-style-name="P10" draw:layer="layout" svg:width="15.557cm" svg:height="0.635cm" svg:x="0cm" svg:y="4.445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8.572cm" svg:height="2.689cm" svg:x="1.27cm" svg:y="2.592cm">
          <draw:text-box>
            <text:p text:style-name="P11"><text:span text:style-name="T5">โร้ดแมพ</text:span></text:p>
          </draw:text-box>
        </draw:frame>
      </draw:page>
      <draw:page draw:name="page5" draw:style-name="dp2" draw:master-page-name="Default">
        <draw:custom-shape draw:style-name="gr15" draw:text-style-name="P13" draw:layer="layout" svg:width="20.955cm" svg:height="5.08cm" draw:transform="rotate (1.5707963267949) translate (1.27cm 20.955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6" draw:text-style-name="P12" draw:layer="layout" svg:width="5.715cm" svg:height="2.689cm" svg:x="1.27cm" svg:y="1.587cm">
          <draw:text-box>
            <text:p text:style-name="P14"><text:span text:style-name="T5">สารบัญ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akra Petch" svg:font-family="'Chakra Petch'" style:font-pitch="variable"/>
    <style:font-face style:name="Chakra Petch Medium" svg:font-family="'Chakra Petch Mediu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Mitr" svg:font-family="Mit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Thai UI" svg:font-family="'Noto Sans Thai UI'" style:font-family-generic="swiss" style:font-pitch="variable"/>
    <style:font-face style:name="TH Sarabun New" svg:font-family="'TH Sarabun New'" style:font-pitch="variable"/>
    <style:font-face style:name="TH Sarabun New1" svg:font-family="'TH Sarabun New'" style:font-adornments="Regular" style:font-pitch="variable"/>
    <style:font-face style:name="TH Sarabun New2" svg:font-family="'TH Sarabun New'" style:font-family-generic="system" style:font-pitch="variable"/>
    <style:font-face style:name="TH Sarabun New:frac&amp;liga&amp;kern" svg:font-family="'TH Sarabun New:frac&amp;liga&amp;kern'" style:font-adornments="Regular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070224" draw:end-color="#666666" draw:start-intensity="100%" draw:end-intensity="100%" draw:angle="30deg" draw:border="0%">
      <loext:gradient-stop svg:offset="0" loext:color-type="rgb" loext:color-value="#070224"/>
      <loext:gradient-stop svg:offset="1" loext:color-type="rgb" loext:color-value="#666666"/>
    </draw:gradient>
    <draw:hatch draw:name="Black_20_0_20_Degrees" draw:display-name="Black 0 Degrees" draw:style="single" draw:color="#000000" draw:distance="0.102cm" draw:rotation="0"/>
    <draw:opacity draw:name="Transparency_20_16" draw:display-name="Transparency 16" draw:style="linear" draw:start="85%" draw:end="0%" draw:angle="0deg" draw:border="0%">
      <loext:opacity-stop svg:offset="0" svg:stop-opacity="0.85"/>
      <loext:opacity-stop svg:offset="1" svg:stop-opacity="0"/>
    </draw:opacity>
    <draw:opacity draw:name="Transparency_20_20" draw:display-name="Transparency 20" draw:style="linear" draw:start="85%" draw:end="0%" draw:angle="180deg" draw:border="0%">
      <loext:opacity-stop svg:offset="0" svg:stop-opacity="0.85"/>
      <loext:opacity-stop svg:offset="1" svg:stop-opacity="0"/>
    </draw:opacity>
    <draw:opacity draw:name="Transparency_20_27" draw:display-name="Transparency 27" draw:style="linear" draw:start="60%" draw:end="0%" draw:angle="0deg" draw:border="0%">
      <loext:opacity-stop svg:offset="0" svg:stop-opacity="0.6"/>
      <loext:opacity-stop svg:offset="1" svg:stop-opacity="0"/>
    </draw:opacity>
    <draw:opacity draw:name="Transparency_20_28" draw:display-name="Transparency 28" draw:style="linear" draw:start="60%" draw:end="0%" draw:angle="45deg" draw:border="0%">
      <loext:opacity-stop svg:offset="0" svg:stop-opacity="0.6"/>
      <loext:opacity-stop svg:offset="1" svg:stop-opacity="0"/>
    </draw:opacity>
    <draw:opacity draw:name="Transparency_20_29" draw:display-name="Transparency 29" draw:style="linear" draw:start="60%" draw:end="0%" draw:angle="90deg" draw:border="0%">
      <loext:opacity-stop svg:offset="0" svg:stop-opacity="0.6"/>
      <loext:opacity-stop svg:offset="1" svg:stop-opacity="0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5:56:03.034929906</meta:creation-date>
    <dc:date>2023-12-07T17:12:32.485866670</dc:date>
    <meta:editing-duration>PT3H58M23S</meta:editing-duration>
    <meta:editing-cycles>7</meta:editing-cycles>
    <meta:generator>LibreOffice/7.6.2.1$Linux_X86_64 LibreOffice_project/60$Build-1</meta:generator>
    <meta:print-date>2023-11-25T19:21:51.264781717</meta:print-date>
    <meta:printed-by>PDF files</meta:printed-by>
    <meta:document-statistic meta:object-count="20"/>
  </office:meta>
</office:document-meta>
</file>